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officeooo:paragraph-rsid="000f9d2d"/>
    </style:style>
    <style:style style:name="P3" style:family="paragraph" style:parent-style-name="Text_20_body">
      <style:text-properties officeooo:paragraph-rsid="00126c1a"/>
    </style:style>
    <style:style style:name="P4" style:family="paragraph" style:parent-style-name="Text_20_body">
      <style:text-properties officeooo:paragraph-rsid="001284b7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7" style:family="paragraph" style:parent-style-name="Text_20_body">
      <style:paragraph-properties fo:text-align="justify" style:justify-single-word="false" fo:background-color="#e6e6e6">
        <style:background-image/>
      </style:paragraph-properties>
    </style:style>
    <style:style style:name="P8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officeooo:paragraph-rsid="0010c0b6"/>
    </style:style>
    <style:style style:name="P9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officeooo:paragraph-rsid="0016df7f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3">
      <style:paragraph-properties fo:text-align="justify" style:justify-single-word="false"/>
      <style:text-properties officeooo:paragraph-rsid="000f9d2d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DejaVu Sans Mono" fo:font-size="10pt" officeooo:rsid="00118185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Nimbus Sans L" fo:font-size="12pt" fo:font-weight="normal" officeooo:rsid="000f9d2d" style:font-size-asian="12pt" style:font-weight-asian="normal" style:font-size-complex="12pt" style:font-weight-complex="normal"/>
    </style:style>
    <style:style style:name="T6" style:family="text">
      <style:text-properties style:font-name="Nimbus Sans L" fo:font-size="12pt" fo:font-weight="normal" officeooo:rsid="0010c0b6" style:font-size-asian="12pt" style:font-weight-asian="normal" style:font-size-complex="12pt" style:font-weight-complex="normal"/>
    </style:style>
    <style:style style:name="T7" style:family="text">
      <style:text-properties style:font-name="Nimbus Sans L" fo:font-size="12pt" fo:font-weight="normal" officeooo:rsid="00126c1a" style:font-size-asian="12pt" style:font-weight-asian="normal" style:font-size-complex="12pt" style:font-weight-complex="normal"/>
    </style:style>
    <style:style style:name="T8" style:family="text">
      <style:text-properties style:font-name="Nimbus Sans L" fo:font-size="12pt" fo:font-weight="normal" officeooo:rsid="001284b7" style:font-size-asian="12pt" style:font-weight-asian="normal" style:font-size-complex="12pt" style:font-weight-complex="normal"/>
    </style:style>
    <style:style style:name="T9" style:family="text">
      <style:text-properties style:font-name="Nimbus Sans L" fo:font-size="12pt" fo:font-weight="normal" officeooo:rsid="0012eb18" style:font-size-asian="12pt" style:font-weight-asian="normal" style:font-size-complex="12pt" style:font-weight-complex="normal"/>
    </style:style>
    <style:style style:name="T10" style:family="text">
      <style:text-properties style:font-name="Nimbus Sans L" fo:font-size="12pt" fo:font-weight="normal" officeooo:rsid="0014e543" style:font-size-asian="12pt" style:font-weight-asian="normal" style:font-size-complex="12pt" style:font-weight-complex="normal"/>
    </style:style>
    <style:style style:name="T11" style:family="text">
      <style:text-properties style:font-name="Nimbus Sans L" fo:font-size="12pt" style:font-size-asian="12pt" style:font-size-complex="12pt"/>
    </style:style>
    <style:style style:name="T12" style:family="text">
      <style:text-properties style:font-name="Nimbus Sans L" fo:font-size="12pt" officeooo:rsid="0010c0b6" style:font-size-asian="12pt" style:font-size-complex="12pt"/>
    </style:style>
    <style:style style:name="T13" style:family="text">
      <style:text-properties style:font-name="Nimbus Sans L" fo:font-size="12pt" officeooo:rsid="0016df7f" style:font-size-asian="12pt" style:font-size-complex="12pt"/>
    </style:style>
    <style:style style:name="T14" style:family="text">
      <style:text-properties style:text-position="super 58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e3f14" style:font-weight-asian="normal" style:font-weight-complex="normal"/>
    </style:style>
    <style:style style:name="T17" style:family="text">
      <style:text-properties officeooo:rsid="000e3f14"/>
    </style:style>
    <style:style style:name="T18" style:family="text">
      <style:text-properties style:text-position="0% 100%" officeooo:rsid="000e3f14"/>
    </style:style>
    <style:style style:name="T19" style:family="text">
      <style:text-properties officeooo:rsid="000f9d2d"/>
    </style:style>
    <style:style style:name="T20" style:family="text">
      <style:text-properties officeooo:rsid="0011658a"/>
    </style:style>
    <style:style style:name="T21" style:family="text">
      <style:text-properties officeooo:rsid="00120e45"/>
    </style:style>
    <style:style style:name="T22" style:family="text">
      <style:text-properties officeooo:rsid="00126c1a"/>
    </style:style>
    <style:style style:name="T23" style:family="text">
      <style:text-properties officeooo:rsid="001491ef"/>
    </style:style>
    <style:style style:name="T24" style:family="text">
      <style:text-properties officeooo:rsid="0014e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<text:span text:style-name="T17">96</text:span> : <text:span text:style-name="T17">cross</text:span> function </text:h>
      <text:p text:style-name="P6"/>
      <text:p text:style-name="P5"/>
      <text:p text:style-name="P5">Title: <text:span text:style-name="T17">cross </text:span><text:span text:style-name="T20">function</text:span></text:p>
      <text:p text:style-name="P5">Version: 1.0</text:p>
      <text:p text:style-name="P5">Author: <text:span text:style-name="T17">Charlotte HECQUET, </text:span><text:span text:style-name="T20">Scilab Enterprises</text:span></text:p>
      <text:p text:style-name="P5">Review: </text:p>
      <text:p text:style-name="P5">Commented: </text:p>
      <text:p text:style-name="P5">State: Draft</text:p>
      <text:p text:style-name="P5">Scilab-Version: 5.<text:span text:style-name="T17">5</text:span></text:p>
      <text:p text:style-name="P5">Vote:</text:p>
      <text:p text:style-name="P5">Created: <text:s/>1<text:span text:style-name="T17">0</text:span><text:span text:style-name="T14">th </text:span><text:span text:style-name="T18">May</text:span> 201<text:span text:style-name="T17">3</text:span></text:p>
      <text:p text:style-name="P6"/>
      <text:p text:style-name="P5"/>
      <text:h text:style-name="Heading_20_2" text:outline-level="2">Abstract</text:h>
      <text:p text:style-name="P5">This SEP <text:s/>describes the<text:span text:style-name="T15"> definition of the </text:span><text:span text:style-name="T16">cross</text:span><text:span text:style-name="T15"> function.</text:span></text:p>
      <text:p text:style-name="P5"/>
      <text:h text:style-name="Heading_20_2" text:outline-level="2">Rationale</text:h>
      <text:p text:style-name="P3"><text:span text:style-name="T19">cross</text:span> is an elementary function <text:span text:style-name="T19">which is used to return the </text:span><text:span text:style-name="T21">vector </text:span><text:span text:style-name="T19">cross product of </text:span><text:span text:style-name="T24">1</text:span><text:span text:style-name="T22">-by-3 </text:span><text:span text:style-name="T24">or </text:span><text:span text:style-name="T22">3-by-</text:span><text:span text:style-name="T24">N</text:span><text:span text:style-name="T22"> matrix</text:span>.</text:p>
      <text:p text:style-name="Text_20_body">It may be useful <text:span text:style-name="T19">in mathematics, mechanics, </text:span><text:span text:style-name="T23">electromagnetism,</text:span><text:span text:style-name="T19"> etc...</text:span></text:p>
      <text:h text:style-name="P11" text:outline-level="3"><text:span text:style-name="Teletype"><text:span text:style-name="T3">Syntax and semantics</text:span></text:span></text:h>
      <text:p text:style-name="P2"><text:span text:style-name="Teletype"><text:span text:style-name="T5">Only one calling sequence is available:</text:span></text:span></text:p>
      <text:p text:style-name="Text_20_body"><text:span text:style-name="Teletype"><text:span text:style-name="T5"><text:tab/></text:span></text:span>C<text:span text:style-name="Teletype"><text:span text:style-name="T4"> = </text:span></text:span><text:span text:style-name="Teletype"><text:span text:style-name="T5">cross</text:span></text:span><text:span text:style-name="Teletype"><text:span text:style-name="T4">(A,</text:span></text:span><text:span text:style-name="Teletype"><text:span text:style-name="T5">B</text:span></text:span><text:span text:style-name="Teletype"><text:span text:style-name="T4">)</text:span></text:span></text:p>
      <text:p text:style-name="P2"><text:span text:style-name="Teletype"><text:span text:style-name="T6">A and B can be: real, complex, polynomial, sparse or boolean matrix of size 3-by-</text:span></text:span><text:span text:style-name="Teletype"><text:span text:style-name="T10">N</text:span></text:span><text:span text:style-name="Teletype"><text:span text:style-name="T6"> </text:span></text:span><text:span text:style-name="Teletype"><text:span text:style-name="T10">or </text:span></text:span><text:span text:style-name="Teletype"><text:span text:style-name="T7">1-by-3</text:span></text:span><text:span text:style-name="Teletype"><text:span text:style-name="T6">. </text:span></text:span><text:span text:style-name="Teletype"><text:span text:style-name="T7">Size and type of C will be the same of A and B, except if inputs are boolean matrix. In fact, computations are done as if %t (resp. %f) was 1 (resp. 0), and '&amp;' (resp. ' | ') was ' * ' (resp. ' + '). Note that if A and B are 3-by-</text:span></text:span><text:span text:style-name="Teletype"><text:span text:style-name="T10">N</text:span></text:span><text:span text:style-name="Teletype"><text:span text:style-name="T7"> matrix, column-wise computations are done.</text:span></text:span></text:p>
      <text:p text:style-name="P4"><text:span text:style-name="Teletype"><text:span text:style-name="T8">Cross function does not support rational </text:span></text:span><text:span text:style-name="Teletype"><text:span text:style-name="T9">matrix</text:span></text:span><text:span text:style-name="Teletype"><text:span text:style-name="T8">.</text:span></text:span></text:p>
      <text:h text:style-name="P12" text:outline-level="3"><text:span text:style-name="Teletype"><text:span text:style-name="T3">Example Usage</text:span></text:span></text:h>
      <text:p text:style-name="P8"><text:bookmark-start text:name="__DdeLink__346_1364825570"/><text:span text:style-name="Teletype"><text:span text:style-name="T12">--&gt;A=[1;2;3];</text:span></text:span></text:p>
      <text:p text:style-name="P8"><text:span text:style-name="Teletype"><text:span text:style-name="T12">--&gt;B=[2;3;4];</text:span></text:span></text:p>
      <text:p text:style-name="P8"><text:span text:style-name="Teletype"><text:span text:style-name="T12">--&gt;cross(A,B)</text:span></text:span></text:p>
      <text:p text:style-name="P8"><text:span text:style-name="Teletype"><text:span text:style-name="T12"><text:s/>ans <text:s/>=</text:span></text:span></text:p>
      <text:p text:style-name="P8"><text:span text:style-name="Teletype"><text:span text:style-name="T12"><text:s text:c="2"/>- 1. <text:s/></text:span></text:span></text:p>
      <text:p text:style-name="P8"><text:span text:style-name="Teletype"><text:span text:style-name="T12"><text:s text:c="4"/>2. <text:s/></text:span></text:span></text:p>
      <text:p text:style-name="P8"><text:span text:style-name="Teletype"><text:span text:style-name="T12"><text:s text:c="2"/>- 1. <text:s/></text:span></text:span><text:bookmark-end text:name="__DdeLink__346_1364825570"/></text:p>
      <text:p text:style-name="P9"><text:span text:style-name="Teletype"><text:span text:style-name="T12"><text:s/></text:span></text:span><text:span text:style-name="Teletype"><text:span text:style-name="T13">--&gt;cross([A,A],[B,B])</text:span></text:span></text:p>
      <text:p text:style-name="P9"><text:span text:style-name="Teletype"><text:span text:style-name="T13"><text:s/>ans <text:s/>=</text:span></text:span></text:p>
      <text:p text:style-name="P9"><text:span text:style-name="Teletype"><text:span text:style-name="T13"><text:s text:c="2"/>- 1. <text:s/>- 1. <text:s/></text:span></text:span></text:p>
      <text:p text:style-name="P9"><text:span text:style-name="Teletype"><text:span text:style-name="T13"><text:s text:c="4"/>2. <text:s text:c="3"/>2. <text:s/></text:span></text:span></text:p>
      <text:p text:style-name="P9"><text:span text:style-name="Teletype"><text:span text:style-name="T13"><text:s text:c="2"/>- 1. <text:s/>- 1.</text:span></text:span></text:p>
      <text:p text:style-name="P9"><text:span text:style-name="Teletype"><text:span text:style-name="T13"/></text:span></text:p>
      <text:p text:style-name="P8"><text:span text:style-name="Teletype"><text:span text:style-name="T12">--&gt;A=[%i;2;1+%i];</text:span></text:span></text:p>
      <text:p text:style-name="P8"><text:span text:style-name="Teletype"><text:span text:style-name="T12">--&gt;B=[1;%i;2+%i];</text:span></text:span></text:p>
      <text:p text:style-name="P8"><text:span text:style-name="Teletype"><text:span text:style-name="T12">--&gt;cross(A,B)</text:span></text:span></text:p>
      <text:p text:style-name="P8"><text:span text:style-name="Teletype"><text:span text:style-name="T12"><text:s/>ans <text:s/>=</text:span></text:span></text:p>
      <text:p text:style-name="P8"><text:span text:style-name="Teletype"><text:span text:style-name="T12"><text:s text:c="4"/>5. + i <text:s text:c="3"/></text:span></text:span></text:p>
      <text:p text:style-name="P8"><text:span text:style-name="Teletype"><text:span text:style-name="T12"><text:s text:c="4"/>2. - i <text:s text:c="3"/></text:span></text:span></text:p>
      <text:p text:style-name="P8"><text:span text:style-name="Teletype"><text:span text:style-name="T12"><text:s text:c="2"/>- 3. <text:s/></text:span></text:span></text:p>
      <text:p text:style-name="P7"><text:span text:style-name="Teletype"><text:span text:style-name="T11"/></text:span></text:p>
      <text:p text:style-name="P8"><text:span text:style-name="Teletype"><text:span text:style-name="T12">--&gt;s=poly(0,"s");</text:span></text:span></text:p>
      <text:p text:style-name="P8"><text:span text:style-name="Teletype"><text:span text:style-name="T12">--&gt;A=[s;1+s;3];</text:span></text:span></text:p>
      <text:p text:style-name="P8"><text:span text:style-name="Teletype"><text:span text:style-name="T12">--&gt;B=[1;2+s;s];</text:span></text:span></text:p>
      <text:p text:style-name="P8"><text:span text:style-name="Teletype"><text:span text:style-name="T12">--&gt;cross(A,B)</text:span></text:span></text:p>
      <text:p text:style-name="P8"><text:span text:style-name="Teletype"><text:span text:style-name="T12"><text:s/>ans <text:s/>=</text:span></text:span></text:p>
      <text:p text:style-name="P8"><text:span text:style-name="Teletype"><text:span text:style-name="T12"><text:s text:c="14"/>2 <text:s/></text:span></text:span></text:p>
      <text:p text:style-name="P8"><text:span text:style-name="Teletype"><text:span text:style-name="T12"><text:s text:c="2"/>- 6 - 2s + s <text:s text:c="8"/></text:span></text:span></text:p>
      <text:p text:style-name="P8"><text:span text:style-name="Teletype"><text:span text:style-name="T12"><text:s text:c="9"/>2 <text:s text:c="6"/></text:span></text:span></text:p>
      <text:p text:style-name="P8"><text:span text:style-name="Teletype"><text:span text:style-name="T12"><text:s text:c="4"/>3 - s <text:s text:c="7"/></text:span></text:span></text:p>
      <text:p text:style-name="P8"><text:span text:style-name="Teletype"><text:span text:style-name="T12"><text:s text:c="13"/>2 <text:s text:c="2"/></text:span></text:span></text:p>
      <text:p text:style-name="P8"><text:span text:style-name="Teletype"><text:span text:style-name="T12"><text:s text:c="2"/>- 1 + s + s <text:s text:c="3"/></text:span></text:span></text:p>
      <text:p text:style-name="P7"><text:span text:style-name="Teletype"><text:span text:style-name="T11"><text:s/></text:span></text:span></text:p>
      <text:h text:style-name="P11" text:outline-level="3">Changelog</text:h>
      <text:p text:style-name="P1"><text:tab/><text:span text:style-name="T1">1.0 </text:span><text:span text:style-name="T2">-</text:span><text:span text:style-name="T1"> </text:span><text:span text:style-name="T2">I</text:span><text:span text:style-name="T1">nitial version</text:span></text:p>
      <text:h text:style-name="P11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text-align="justify" style:justify-single-word="false"/>
      <style:text-properties fo:font-size="85%" fo:language="en" fo:country="US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 fo:background-color="#e6e6e6" style:shadow="none">
        <style:background-image/>
      </style:paragraph-properties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101</meta:generator>
    <meta:initial-creator>Pierre MARECHAL</meta:initial-creator>
    <meta:creation-date>2008-07-09T13:39:08</meta:creation-date>
    <dc:date>2013-05-13T11:37:06</dc:date>
    <meta:editing-cycles>71</meta:editing-cycles>
    <meta:editing-duration>PT22H13M7S</meta:editing-duration>
    <dc:creator>Charlotte Hecquet</dc:creator>
    <meta:document-statistic meta:table-count="0" meta:image-count="0" meta:object-count="0" meta:page-count="1" meta:paragraph-count="56" meta:word-count="249" meta:character-count="1437" meta:non-whitespace-character-count="1108"/>
    <meta:user-defined meta:name="Info 1"/>
    <meta:user-defined meta:name="Info 2"/>
    <meta:user-defined meta:name="Info 3"/>
    <meta:user-defined meta:name="Info 4"/>
  </office:meta>
</office:document-meta>
</file>